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paragraph-properties fo:margin-left="0cm" fo:line-height="150%" fo:text-align="justify" style:justify-single-word="false" fo:text-indent="0cm" style:auto-text-indent="false" loext:word-spacing-minimum="75%" loext:word-spacing-maximum="133%"/>
      <style:text-properties style:rfc-language-tag="es-ES-u-co-trad" fo:language="es" fo:country="ES" fo:font-weight="bold" style:font-weight-asian="bold" style:font-weight-complex="bold"/>
    </style:style>
    <style:style style:name="P2" style:family="paragraph" style:parent-style-name="Text_20_body">
      <style:paragraph-properties fo:line-height="150%" fo:text-align="justify" style:justify-single-word="false" loext:word-spacing-minimum="75%" loext:word-spacing-maximum="133%"/>
      <style:text-properties style:rfc-language-tag="es-ES-u-co-trad" fo:language="es" fo:country="ES" fo:font-weight="bold" style:font-weight-asian="bold" style:font-weight-complex="bold"/>
    </style:style>
    <style:style style:name="P3" style:family="paragraph" style:parent-style-name="Heading_20_3">
      <style:paragraph-properties fo:margin-top="0cm" fo:margin-bottom="0.499cm" style:contextual-spacing="false" fo:line-height="150%" fo:text-align="justify" style:justify-single-word="false" loext:word-spacing-minimum="75%" loext:word-spacing-maximum="133%"/>
      <style:text-properties style:rfc-language-tag="es-ES-u-co-trad" fo:language="es" fo:country="ES" fo:font-weight="bold" style:font-weight-asian="bold" style:font-weight-complex="bold"/>
    </style:style>
    <style:style style:name="P4" style:family="paragraph" style:parent-style-name="Heading_20_2">
      <style:paragraph-properties fo:margin-top="0cm" fo:margin-bottom="0.499cm" style:contextual-spacing="false" fo:line-height="150%" fo:text-align="justify" style:justify-single-word="false" loext:word-spacing-minimum="75%" loext:word-spacing-maximum="133%"/>
      <style:text-properties style:rfc-language-tag="es-ES-u-co-trad" fo:language="es" fo:country="ES" fo:font-weight="bold" style:font-weight-asian="bold" style:font-weight-complex="bold"/>
    </style:style>
    <style:style style:name="P5" style:family="paragraph" style:parent-style-name="List_20_Paragraph">
      <style:paragraph-properties fo:margin-left="0cm" fo:line-height="150%" fo:text-align="justify" style:justify-single-word="false" fo:text-indent="0cm" style:auto-text-indent="false" loext:word-spacing-minimum="75%" loext:word-spacing-maximum="133%"/>
      <style:text-properties style:rfc-language-tag="es-ES-u-co-trad" fo:language="es" fo:country="ES" fo:font-weight="bold" style:font-weight-asian="bold" style:font-weight-complex="bold"/>
    </style:style>
    <style:style style:name="T1" style:family="text">
      <style:text-properties style:rfc-language-tag="es-ES-u-co-trad" fo:language="es" fo:country="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LA PROPUESTA DE VALOR DE LA IDEA</text:h>
      <text:p text:style-name="P2">Los expertos en creación de empresas coinciden en que lo importante en una idea de negocio no es el producto que se va a vender, sino la <text:span text:style-name="Strong_20_Emphasis">propuesta de valor</text:span> que hay detrás. Los emprendedores que no son capaces de responder en 30 segundos a cualquiera de estas preguntas suelen ser emprendedores “enamorados de su producto”, pero que no saben ver si este tendrá aceptación por parte de los clientes y, por tanto, salida al mercado.<text:line-break/>Responde detalladamente y con reflexión a las siguientes preguntas, de acuerdo con la empresa que tienes intención de crear:</text:p>
      <text:h text:style-name="P3" text:outline-level="3">¿Por qué se va a vender?</text:h>
      <text:p text:style-name="P2">Este producto se va a vender porque, en relación con las rutinas de gimnasio, correr o caminar, <text:span text:style-name="Strong_20_Emphasis">no existe actualmente una red social</text:span> donde los usuarios puedan compartir sus entrenamientos con amigos y conocidos.</text:p>
      <text:h text:style-name="P3" text:outline-level="3">¿Qué les ofreces a los clientes para que lo compren?</text:h>
      <text:p text:style-name="P2">Ofrezco un espacio donde los usuarios puedan <text:span text:style-name="Strong_20_Emphasis">interactuar entre sí</text:span> a través de una red de seguidores, compartiendo y comentando sus entrenamientos. Esto permite que quienes observan las rutinas de otras personas puedan tomar ideas para aplicarlas en las suyas, y también que usuarios más experimentados puedan ayudar a principiantes que estén empezando a entrenar y no dispongan de muchos conocimientos.</text:p>
      <text:h text:style-name="P3" text:outline-level="3">¿Qué tiene el producto para que sea distinto de la competencia?</text:h>
      <text:p text:style-name="P2">A diferencia de otras aplicaciones, esta no solo será una red social, sino que también permitirá <text:span text:style-name="Strong_20_Emphasis">almacenar todos los entrenamientos</text:span> y visualizar el progreso a lo largo del tiempo. Además, incluirá una <text:span text:style-name="Strong_20_Emphasis">sección informativa</text:span> con consejos y guías sobre cómo hacer deporte.<text:line-break/>Por ejemplo, si una persona realiza siempre los mismos cinco ejercicios y no ve resultados, podrá publicar su rutina y recibir recomendaciones o alternativas de otros usuarios.</text:p>
      <text:h text:style-name="P3" text:outline-level="3"><text:soft-page-break/>¿Qué necesidades está cubriendo para que los clientes quieran usarla?</text:h>
      <text:p text:style-name="P2">Esta aplicación ofrece <text:span text:style-name="Strong_20_Emphasis">información útil y actualizada</text:span> sobre un tema de interés general que cada vez tiene más importancia en la sociedad: la salud y el bienestar físico. Además, promueve la <text:span text:style-name="Strong_20_Emphasis">interacción entre personas con intereses comunes</text:span>, fomentando una comunidad activa en torno al deporte.</text:p>
      <text:h text:style-name="P3" text:outline-level="3">¿Qué beneficio aporta a los clientes la compra o el uso del producto?</text:h>
      <text:p text:style-name="P2">Permite acceder a una <text:span text:style-name="Strong_20_Emphasis">red social deportiva</text:span> donde los usuarios pueden interactuar con amigos y conocidos, guardar sus entrenamientos y visualizar su progreso, lo que ayuda a mantener la motivación y la constancia.</text:p>
      <text:h text:style-name="P3" text:outline-level="3">¿Es de mayor calidad, mejor precio… qué te hace diferente?</text:h>
      <text:p text:style-name="P2">Ofrecemos la <text:span text:style-name="Strong_20_Emphasis">mayor calidad posible</text:span>, con una versión web y una <text:span text:style-name="Strong_20_Emphasis">aplicación multiplataforma </text:span>disponible para móvil, tableta y ordenador.<text:line-break/>Además, será <text:span text:style-name="Strong_20_Emphasis">gratuita</text:span>, ya que los ingresos se generarán a través de publicidad.</text:p>
      <text:h text:style-name="P4" text:outline-level="2">2. Valoración de la idea de negocio</text:h>
      <text:h text:style-name="P3" text:outline-level="3">Interés personal o ilusión en el proyecto</text:h>
      <text:p text:style-name="P2">Personalmente me genera mucho interés, ya que soy una persona a la que le gusta el deporte y la mejora continua. Gracias a mi experiencia, creo que puedo aportar una buena base de conocimientos para desarrollar una aplicación de este tipo.</text:p>
      <text:h text:style-name="P3" text:outline-level="3">El problema que resuelve y la necesidad que cubriría</text:h>
      <text:p text:style-name="P2">Resuelve la falta de una <text:span text:style-name="Strong_20_Emphasis">red social enfocada al fitness</text:span> y cubre la necesidad de los usuarios de tener un lugar <text:span text:style-name="Strong_20_Emphasis">sencillo y accesible</text:span> donde guardar sus entrenamientos y encontrar información útil para mejorarlos.</text:p>
      <text:h text:style-name="P3" text:outline-level="3"><text:soft-page-break/>¿Existen suficientes clientes que pagarían por esta idea? ¿Cuántos aproximadamente?</text:h>
      <text:p text:style-name="P2">Sí, considero que cada vez más personas se preocupan por su estado físico e intentan mejorarlo. Por tanto, el público potencial es muy amplio. Además, al ser una aplicación gratuita, <text:span text:style-name="Strong_20_Emphasis">todo el mundo podrá acceder a ella</text:span> sin barreras económicas.</text:p>
      <text:h text:style-name="P3" text:outline-level="3">La propuesta de valor: por qué te elegirían a ti y no a otro</text:h>
      <text:p text:style-name="P2">Por la <text:span text:style-name="Strong_20_Emphasis">fiabilidad</text:span>, la <text:span text:style-name="Strong_20_Emphasis">facilidad de uso</text:span>, la <text:span text:style-name="Strong_20_Emphasis">accesibilidad desde cualquier dispositivo</text:span> y el hecho de ser una aplicación gratuita. Estos factores aportan una ventaja competitiva frente a la competencia.</text:p>
      <text:h text:style-name="P3" text:outline-level="3">Recursos humanos disponibles</text:h>
      <text:p text:style-name="P2">Dispongo de un <text:span text:style-name="Strong_20_Emphasis">equipo técnico</text:span> encargado del mantenimiento web y las actualizaciones de las aplicaciones, un <text:span text:style-name="Strong_20_Emphasis">equipo de marketing</text:span> que se encargará de la expansión y promoción, y un <text:span text:style-name="Strong_20_Emphasis">equipo de gestión empresarial</text:span> para garantizar la estabilidad económica y el crecimiento de la empresa.</text:p>
      <text:h text:style-name="P3" text:outline-level="3">Recursos económicos disponibles</text:h>
      <text:p text:style-name="P2">Actualmente dispongo del <text:span text:style-name="Strong_20_Emphasis">65 % del capital necesario</text:span>, y cuento con un crédito que cubre el <text:span text:style-name="Strong_20_Emphasis">35 % restante</text:span>, lo que garantiza al menos <text:span text:style-name="Strong_20_Emphasis">cuatro años de funcionamiento</text:span> de la empresa.</text:p>
      <text:h text:style-name="P3" text:outline-level="3">¿Puedes pedir ayuda o financiación?</text:h>
      <text:p text:style-name="P2">Sí.</text:p>
      <text:p text:style-name="P5"><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cm" style:contextual-spacing="true"/>
    </style:style>
    <style:style style:name="Heading_20_3" style:display-name="Heading 3" style:family="paragraph" style:parent-style-name="Standard" style:next-style-name="Standard" style:default-outline-level="3" style:list-style-name="" style:class="chapter">
      <style:paragraph-properties fo:margin-top="0.282cm" fo:margin-bottom="0.141cm" style:contextual-spacing="false" fo:keep-together="always" fo:keep-with-next="always"/>
      <style:text-properties fo:color="#2f5496" loext:opacity="100%" fo:font-size="14pt" style:font-name-asian="Calibri"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tab/><text:span text:style-name="MT1">DAW DESARROLLO ASISTIDO CON IA</text:span><text:tab/><text:span text:style-name="MT1"><text:page-number text:select-page="current">3</text:page-number></text:span><text:span text:style-name="MT1">/</text:span><text:span text:style-name="MT1"><text:page-count>3</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0-21T18:23:32.793738900</dc:date>
    <meta:editing-duration>PT56M3S</meta:editing-duration>
    <meta:editing-cycles>15</meta:editing-cycles>
    <meta:generator>LibreOffice/25.8.1.1$Windows_X86_64 LibreOffice_project/54047653041915e595ad4e45cccea684809c77b5</meta:generator>
    <meta:document-statistic meta:table-count="0" meta:image-count="0" meta:object-count="0" meta:page-count="3" meta:paragraph-count="31" meta:word-count="728" meta:character-count="4485" meta:non-whitespace-character-count="3784"/>
  </office:meta>
</office:document-meta>
</file>